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Contenedor principal: dos columnas (tabla izquierda + formulario derecha) */</text:p>
      <text:p text:style-name="P2"><text:span text:style-name="T1">.alta-ingreso-container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20px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max-width</text:span><text:span text:style-name="T3">: </text:span><text:span text:style-name="T5">1200px</text:span><text:span text:style-name="T3">;</text:span></text:p>
      <text:p text:style-name="P3">  <text:span text:style-name="T2">margin</text:span><text:span text:style-name="T3">: </text:span><text:span text:style-name="T5">30px</text:span><text:span text:style-name="T3"> </text:span><text:span text:style-name="T4">auto</text:span><text:span text:style-name="T3">;</text:span></text:p>
      <text:p text:style-name="P2">}</text:p>
      <text:p text:style-name="P4"/>
      <text:p text:style-name="P1">/* Columna izquierda: lista de ingresos */</text:p>
      <text:p text:style-name="P2"><text:span text:style-name="T1">.lista-ingresos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2">}</text:p>
      <text:p text:style-name="P4"/>
      <text:p text:style-name="P1">/* Título */</text:p>
      <text:p text:style-name="P2"><text:span text:style-name="T1">.lista-ingresos</text:span> <text:span text:style-name="T1">h2</text:span>,</text:p>
      <text:p text:style-name="P2"><text:span text:style-name="T1">.formulario-ingreso</text:span> <text:span text:style-name="T1">h2</text:span> {</text:p>
      <text:p text:style-name="P3">  <text:span text:style-name="T2">margin-bottom</text:span><text:span text:style-name="T3">: </text:span><text:span text:style-name="T5">20px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1.4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1">/* Tabla de ingresos */</text:p>
      <text:p text:style-name="P2"><text:span text:style-name="T1">.lista-ingresos</text:span> <text:span text:style-name="T1">table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order-collapse</text:span><text:span text:style-name="T3">: </text:span><text:span text:style-name="T4">collapse</text:span><text:span text:style-name="T3">;</text:span></text:p>
      <text:p text:style-name="P3">  <text:span text:style-name="T2">background-color</text:span><text:span text:style-name="T3">: </text:span><text:span text:style-name="T4">#fff</text:span><text:span text:style-name="T3">;</text:span></text:p>
      <text:p text:style-name="P3">  <text:span text:style-name="T2">border-radius</text:span><text:span text:style-name="T3">: </text:span><text:span text:style-name="T5">8px</text:span><text:span text:style-name="T3">;</text:span></text:p>
      <text:p text:style-name="P3">  <text:span text:style-name="T2">overflow</text:span><text:span text:style-name="T3">: </text:span><text:span text:style-name="T4">hidden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2px</text:span><text:span text:style-name="T3"> </text:span><text:span text:style-name="T5">6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08</text:span><text:span text:style-name="T3">);</text:span></text:p>
      <text:p text:style-name="P2">}</text:p>
      <text:p text:style-name="P4"/>
      <text:p text:style-name="P2"><text:span text:style-name="T1">.lista-ingresos</text:span> <text:span text:style-name="T1">th</text:span>,</text:p>
      <text:p text:style-name="P2"><text:span text:style-name="T1">.lista-ingresos</text:span> <text:span text:style-name="T1">td</text:span> {</text:p>
      <text:p text:style-name="P3">  <text:span text:style-name="T2">padding</text:span><text:span text:style-name="T3">: </text:span><text:span text:style-name="T5">12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dd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2">}</text:p>
      <text:p text:style-name="P4"/>
      <text:p text:style-name="P2"><text:span text:style-name="T1">.lista-ingresos</text:span> <text:span text:style-name="T1">th</text:span> {</text:p>
      <text:p text:style-name="P3">  <text:span text:style-name="T2">background-color</text:span><text:span text:style-name="T3">: </text:span><text:span text:style-name="T4">#f8f9fa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2">}</text:p>
      <text:p text:style-name="P4"><text:soft-page-break/></text:p>
      <text:p text:style-name="P1">/* Botones dentro de la tabla */</text:p>
      <text:p text:style-name="P2"><text:span text:style-name="T1">.acciones</text:span> <text:span text:style-name="T1">button</text:span> {</text:p>
      <text:p text:style-name="P3">  <text:span text:style-name="T2">margin</text:span><text:span text:style-name="T3">: </text:span><text:span text:style-name="T5">2px</text:span><text:span text:style-name="T3">;</text:span></text:p>
      <text:p text:style-name="P3">  <text:span text:style-name="T2">padding</text:span><text:span text:style-name="T3">: </text:span><text:span text:style-name="T5">6px</text:span><text:span text:style-name="T3"> </text:span><text:span text:style-name="T5">12px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0.85rem</text:span><text:span text:style-name="T3">;</text:span></text:p>
      <text:p text:style-name="P2">}</text:p>
      <text:p text:style-name="P4"/>
      <text:p text:style-name="P2"><text:span text:style-name="T1">.acciones</text:span> <text:span text:style-name="T1">button:first-child</text:span> {</text:p>
      <text:p text:style-name="P3">  <text:span text:style-name="T2">background-color</text:span><text:span text:style-name="T3">: </text:span><text:span text:style-name="T4">#ffc107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;</text:span></text:p>
      <text:p text:style-name="P2">}</text:p>
      <text:p text:style-name="P4"/>
      <text:p text:style-name="P2"><text:span text:style-name="T1">.acciones</text:span> <text:span text:style-name="T1">button:first-child:hover</text:span> {</text:p>
      <text:p text:style-name="P3">  <text:span text:style-name="T2">background-color</text:span><text:span text:style-name="T3">: </text:span><text:span text:style-name="T4">#e0a800</text:span><text:span text:style-name="T3">;</text:span></text:p>
      <text:p text:style-name="P2">}</text:p>
      <text:p text:style-name="P4"/>
      <text:p text:style-name="P2"><text:span text:style-name="T1">.acciones</text:span> <text:span text:style-name="T1">button:last-child</text:span> {</text:p>
      <text:p text:style-name="P3">  <text:span text:style-name="T2">background-color</text:span><text:span text:style-name="T3">: </text:span><text:span text:style-name="T4">#dc3545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;</text:span></text:p>
      <text:p text:style-name="P2">}</text:p>
      <text:p text:style-name="P4"/>
      <text:p text:style-name="P2"><text:span text:style-name="T1">.acciones</text:span> <text:span text:style-name="T1">button:last-child:hover</text:span> {</text:p>
      <text:p text:style-name="P3">  <text:span text:style-name="T2">background-color</text:span><text:span text:style-name="T3">: </text:span><text:span text:style-name="T4">#b02a37</text:span><text:span text:style-name="T3">;</text:span></text:p>
      <text:p text:style-name="P2">}</text:p>
      <text:p text:style-name="P4"/>
      <text:p text:style-name="P1">/* Columna derecha: formulario */</text:p>
      <text:p text:style-name="P2"><text:span text:style-name="T1">.formulario-ingreso</text:span> {</text:p>
      <text:p text:style-name="P3">  <text:span text:style-name="T2">flex</text:span><text:span text:style-name="T3">: </text:span><text:span text:style-name="T5">0.5</text:span><text:span text:style-name="T3">;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2">}</text:p>
      <text:p text:style-name="P4"/>
      <text:p text:style-name="P1">/* Campos del formulario */</text:p>
      <text:p text:style-name="P2"><text:span text:style-name="T1">.formulario-ingreso</text:span> <text:span text:style-name="T1">form</text:span> <text:span text:style-name="T1">div</text:span> {</text:p>
      <text:p text:style-name="P3">  <text:span text:style-name="T2">margin-bottom</text:span><text:span text:style-name="T3">: </text:span><text:span text:style-name="T5">15px</text:span><text:span text:style-name="T3">;</text:span></text:p>
      <text:p text:style-name="P2">}</text:p>
      <text:p text:style-name="P4"/>
      <text:p text:style-name="P2"><text:span text:style-name="T1">.formulario-ingreso</text:span> <text:span text:style-name="T1">label</text:span> {</text:p>
      <text:p text:style-name="P3">  <text:span text:style-name="T2">display</text:span><text:span text:style-name="T3">: </text:span><text:span text:style-name="T4">block</text:span><text:span text:style-name="T3">;</text:span>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><text:soft-page-break/></text:p>
      <text:p text:style-name="P2"><text:span text:style-name="T1">.formulario-ingreso</text:span> <text:span text:style-name="T1">input</text:span>[<text:span text:style-name="T7">type</text:span><text:span text:style-name="T8">=</text:span><text:span text:style-name="T9">"text"</text:span>],</text:p>
      <text:p text:style-name="P2"><text:span text:style-name="T1">.formulario-ingreso</text:span> <text:span text:style-name="T1">input</text:span>[<text:span text:style-name="T7">type</text:span><text:span text:style-name="T8">=</text:span><text:span text:style-name="T9">"number"</text:span>],</text:p>
      <text:p text:style-name="P2"><text:span text:style-name="T1">.formulario-ingreso</text:span> <text:span text:style-name="T1">input</text:span>[<text:span text:style-name="T7">type</text:span><text:span text:style-name="T8">=</text:span><text:span text:style-name="T9">"date"</text:span>]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1">/* Botón principal del formulario */</text:p>
      <text:p text:style-name="P2"><text:span text:style-name="T1">.formulario-ingreso</text:span> <text:span text:style-name="T1">button</text:span> {</text:p>
      <text:p text:style-name="P3">  <text:span text:style-name="T2">margin-top</text:span><text:span text:style-name="T3">: </text:span><text:span text:style-name="T5">10px</text:span><text:span text:style-name="T3">;</text:span></text:p>
      <text:p text:style-name="P3">  <text:span text:style-name="T2">padding</text:span><text:span text:style-name="T3">: </text:span><text:span text:style-name="T5">12px</text:span><text:span text:style-name="T3">;</text:span>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2"><text:span text:style-name="T1">.formulario-ingreso</text:span> <text:span text:style-name="T1">button:hover</text:span> {</text:p>
      <text:p text:style-name="P3">  <text:span text:style-name="T2">background-color</text:span><text:span text:style-name="T3">: </text:span><text:span text:style-name="T4">#006fcb</text:span><text:span text:style-name="T3">;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6:11:33.427727300</meta:creation-date>
    <dc:date>2025-08-29T16:11:36.282476100</dc:date>
    <meta:editing-duration>PT3S</meta:editing-duration>
    <meta:editing-cycles>1</meta:editing-cycles>
    <meta:document-statistic meta:table-count="0" meta:image-count="0" meta:object-count="0" meta:page-count="3" meta:paragraph-count="113" meta:word-count="285" meta:character-count="2287" meta:non-whitespace-character-count="1981"/>
    <meta:generator>LibreOffice/25.2.5.2$Windows_X86_64 LibreOffice_project/03d19516eb2e1dd5d4ccd751a0d6f35f35e08022</meta:generator>
  </office:meta>
</office:document-meta>
</file>